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11-1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10-1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09-1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08-0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04-1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01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5-01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12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10-0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8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7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5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4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3-0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1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4-01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12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11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11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9-0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8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7-0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6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5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4-0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3-2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3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2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3-01-0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12-1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11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10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9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8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7-0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6-1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5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4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4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3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2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2-01-0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12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11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10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9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8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7-0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6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5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3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3-0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1-01-0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0-12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9728" calcext:value-type="float">
            <text:p>12.8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0276" calcext:value-type="float">
            <text:p>14.4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8236" calcext:value-type="float">
            <text:p>13.3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472" calcext:value-type="float">
            <text:p>13.4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116" calcext:value-type="float">
            <text:p>13.8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1284" calcext:value-type="float">
            <text:p>13.3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348" calcext:value-type="float">
            <text:p>14.97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136" calcext:value-type="float">
            <text:p>14.2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18" calcext:value-type="float">
            <text:p>14.3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2512" calcext:value-type="float">
            <text:p>15.2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606" calcext:value-type="float">
            <text:p>14.1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216" calcext:value-type="float">
            <text:p>14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2196" calcext:value-type="float">
            <text:p>14.52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936" calcext:value-type="float">
            <text:p>15.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3084" calcext:value-type="float">
            <text:p>16.2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1948" calcext:value-type="float">
            <text:p>17.87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962" calcext:value-type="float">
            <text:p>16.0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18" calcext:value-type="float">
            <text:p>15.9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356" calcext:value-type="float">
            <text:p>14.6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3524" calcext:value-type="float">
            <text:p>16.0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77" calcext:value-type="float">
            <text:p>15.8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